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officeooo:paragraph-rsid="006004df"/>
    </style:style>
    <style:style style:name="P2" style:family="paragraph" style:parent-style-name="Standard">
      <style:text-properties style:font-name="Georgia" officeooo:rsid="003454c2" officeooo:paragraph-rsid="006004df" style:font-name-asian="Georgia1" style:font-name-complex="Georgia1"/>
    </style:style>
    <style:style style:name="P3" style:family="paragraph" style:parent-style-name="Standard">
      <style:paragraph-properties fo:text-align="justify" style:justify-single-word="false"/>
      <style:text-properties style:font-name="Georgia" style:font-name-asian="Georgia1" style:font-name-complex="Georgia1"/>
    </style:style>
    <style:style style:name="P4"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84111" style:font-name-asian="Georgia1" style:font-name-complex="Georgia1"/>
    </style:style>
    <style:style style:name="P6"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7" style:family="paragraph" style:parent-style-name="Standard">
      <style:paragraph-properties fo:text-align="justify" style:justify-single-word="false"/>
      <style:text-properties style:font-name="Georgia" officeooo:paragraph-rsid="0074ea17" style:font-name-asian="Georgia1" style:font-name-complex="Georgia1"/>
    </style:style>
    <style:style style:name="P8" style:family="paragraph" style:parent-style-name="Standard">
      <style:paragraph-properties fo:text-align="justify" style:justify-single-word="false"/>
      <style:text-properties style:font-name="Georgia" officeooo:paragraph-rsid="007c149c" style:font-name-asian="Georgia1" style:font-name-complex="Georgia1"/>
    </style:style>
    <style:style style:name="P9" style:family="paragraph" style:parent-style-name="Standard">
      <style:paragraph-properties fo:text-align="justify" style:justify-single-word="false"/>
      <style:text-properties style:font-name="Georgia" officeooo:paragraph-rsid="007a93ce"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bdfd33" style:font-name-asian="Georgia1" style:font-name-complex="Georgia1"/>
    </style:style>
    <style:style style:name="P12" style:family="paragraph" style:parent-style-name="Standard">
      <style:paragraph-properties fo:text-align="justify" style:justify-single-word="false"/>
      <style:text-properties style:font-name="Georgia" officeooo:rsid="0078fd98" officeooo:paragraph-rsid="0078fd98" style:font-name-asian="Georgia1" style:font-name-complex="Georgia1"/>
    </style:style>
    <style:style style:name="P13" style:family="paragraph" style:parent-style-name="Standard">
      <style:paragraph-properties fo:text-align="justify" style:justify-single-word="false"/>
      <style:text-properties style:font-name="Georgia" officeooo:rsid="007c149c" officeooo:paragraph-rsid="007c149c" style:font-name-asian="Georgia1" style:font-name-complex="Georgia1"/>
    </style:style>
    <style:style style:name="P14" style:family="paragraph" style:parent-style-name="Standard">
      <style:paragraph-properties fo:text-align="justify" style:justify-single-word="false"/>
      <style:text-properties style:font-name="Georgia" officeooo:rsid="007d9852" officeooo:paragraph-rsid="007d9852" style:font-name-asian="Georgia1" style:font-name-complex="Georgia1"/>
    </style:style>
    <style:style style:name="P15" style:family="paragraph" style:parent-style-name="Standard">
      <style:paragraph-properties fo:text-align="justify" style:justify-single-word="false"/>
      <style:text-properties style:font-name="Georgia" officeooo:rsid="008d1c4f" officeooo:paragraph-rsid="008d1c4f" style:font-name-asian="Georgia1" style:font-name-complex="Georgia1"/>
    </style:style>
    <style:style style:name="P16" style:family="paragraph" style:parent-style-name="Standard">
      <style:paragraph-properties fo:text-align="justify" style:justify-single-word="false"/>
      <style:text-properties style:font-name="Georgia" officeooo:rsid="00902898" officeooo:paragraph-rsid="00c2d799" style:font-name-asian="Georgia1" style:font-name-complex="Georgia1"/>
    </style:style>
    <style:style style:name="P17" style:family="paragraph" style:parent-style-name="Standard">
      <style:paragraph-properties fo:text-align="justify" style:justify-single-word="false"/>
      <style:text-properties style:font-name="Georgia" officeooo:rsid="00902898" officeooo:paragraph-rsid="00c3590e" style:font-name-asian="Georgia1" style:font-name-complex="Georgia1"/>
    </style:style>
    <style:style style:name="P18" style:family="paragraph" style:parent-style-name="Standard">
      <style:paragraph-properties fo:text-align="justify" style:justify-single-word="false"/>
      <style:text-properties style:font-name="Georgia" officeooo:rsid="00921867" officeooo:paragraph-rsid="00921867" style:font-name-asian="Georgia1" style:font-name-complex="Georgia1"/>
    </style:style>
    <style:style style:name="P19" style:family="paragraph" style:parent-style-name="Standard">
      <style:paragraph-properties fo:text-align="justify" style:justify-single-word="false"/>
      <style:text-properties style:font-name="Georgia" officeooo:rsid="0092d006" officeooo:paragraph-rsid="009713d8" style:font-name-asian="Georgia1" style:font-name-complex="Georgia1"/>
    </style:style>
    <style:style style:name="P20" style:family="paragraph" style:parent-style-name="Standard">
      <style:paragraph-properties fo:text-align="justify" style:justify-single-word="false"/>
      <style:text-properties style:font-name="Georgia" officeooo:rsid="009b69f4" officeooo:paragraph-rsid="009b69f4" style:font-name-asian="Georgia1" style:font-name-complex="Georgia1"/>
    </style:style>
    <style:style style:name="P21" style:family="paragraph" style:parent-style-name="Standard">
      <style:paragraph-properties fo:text-align="justify" style:justify-single-word="false"/>
      <style:text-properties style:font-name="Georgia" officeooo:rsid="009b69f4" officeooo:paragraph-rsid="00a4f215" style:font-name-asian="Georgia1" style:font-name-complex="Georgia1"/>
    </style:style>
    <style:style style:name="P22" style:family="paragraph" style:parent-style-name="Standard">
      <style:paragraph-properties fo:text-align="justify" style:justify-single-word="false"/>
      <style:text-properties style:font-name="Georgia" officeooo:rsid="00ad6531" officeooo:paragraph-rsid="00c3590e" style:font-name-asian="Georgia1" style:font-name-complex="Georgia1"/>
    </style:style>
    <style:style style:name="P23" style:family="paragraph" style:parent-style-name="Standard">
      <style:paragraph-properties fo:text-align="justify" style:justify-single-word="false"/>
      <style:text-properties style:font-name="Georgia" officeooo:rsid="007a93ce" officeooo:paragraph-rsid="007a93ce" style:font-name-asian="Georgia1" style:font-name-complex="Georgia1"/>
    </style:style>
    <style:style style:name="P24"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25" style:family="paragraph" style:parent-style-name="Standard">
      <style:paragraph-properties fo:text-align="justify" style:justify-single-word="false"/>
      <style:text-properties style:font-name="Georgia" style:text-underline-style="solid" style:text-underline-width="auto" style:text-underline-color="font-color" officeooo:rsid="0084e971" officeooo:paragraph-rsid="0084e971" style:font-name-asian="Georgia1" style:font-name-complex="Georgia1"/>
    </style:style>
    <style:style style:name="P26" style:family="paragraph" style:parent-style-name="Standard">
      <style:paragraph-properties fo:text-align="justify" style:justify-single-word="false"/>
      <style:text-properties style:font-name="Georgia" style:text-underline-style="solid" style:text-underline-width="auto" style:text-underline-color="font-color" officeooo:rsid="007d9852" officeooo:paragraph-rsid="007d9852" style:font-name-asian="Georgia1" style:font-name-complex="Georgia1"/>
    </style:style>
    <style:style style:name="P27" style:family="paragraph" style:parent-style-name="Standard">
      <style:paragraph-properties fo:text-align="justify" style:justify-single-word="false"/>
      <style:text-properties style:font-name="Georgia" style:text-underline-style="solid" style:text-underline-width="auto" style:text-underline-color="font-color" officeooo:rsid="00a70525" officeooo:paragraph-rsid="00a70525" style:font-name-asian="Georgia1" style:font-name-complex="Georgia1"/>
    </style:style>
    <style:style style:name="P28" style:family="paragraph" style:parent-style-name="Standard">
      <style:paragraph-properties fo:text-align="justify" style:justify-single-word="false"/>
      <style:text-properties style:font-name="Georgia" fo:font-size="9pt" officeooo:paragraph-rsid="002688cc" style:font-name-asian="Georgia1" style:font-size-asian="7.84999990463257pt" style:font-name-complex="Georgia1" style:font-size-complex="9pt"/>
    </style:style>
    <style:style style:name="P29" style:family="paragraph" style:parent-style-name="Standard">
      <style:paragraph-properties fo:text-align="justify" style:justify-single-word="false"/>
      <style:text-properties style:font-name="Georgia" fo:font-style="italic" officeooo:rsid="00a70525" officeooo:paragraph-rsid="00a70525" style:font-name-asian="Georgia1" style:font-style-asian="italic" style:font-name-complex="Georgia1" style:font-style-complex="italic"/>
    </style:style>
    <style:style style:name="P30" style:family="paragraph" style:parent-style-name="Standard">
      <style:paragraph-properties fo:margin-left="0cm" fo:margin-right="0cm" fo:text-align="end" style:justify-single-word="false" fo:text-indent="0cm" style:auto-text-indent="fals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4ca859"/>
    </style:style>
    <style:style style:name="P33" style:family="paragraph" style:parent-style-name="Standard">
      <style:paragraph-properties fo:text-align="center" style:justify-single-word="fals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74ea17"/>
    </style:style>
    <style:style style:name="P36" style:family="paragraph" style:parent-style-name="Standard">
      <style:paragraph-properties fo:text-align="justify" style:justify-single-word="false"/>
      <style:text-properties officeooo:paragraph-rsid="00c3590e"/>
    </style:style>
    <style:style style:name="P37" style:family="paragraph" style:parent-style-name="Standard">
      <style:paragraph-properties fo:text-align="start" style:justify-single-word="false"/>
      <style:text-properties officeooo:paragraph-rsid="004ca859"/>
    </style:style>
    <style:style style:name="P38" style:family="paragraph" style:parent-style-name="Standard">
      <style:paragraph-properties fo:text-align="justify" style:justify-single-word="false"/>
      <style:text-properties fo:font-size="4pt" officeooo:paragraph-rsid="00489d3a" style:font-size-asian="3.5pt" style:font-size-complex="4pt"/>
    </style:style>
    <style:style style:name="P39" style:family="paragraph" style:parent-style-name="Heading_20_1">
      <style:paragraph-properties fo:margin-top="0cm" fo:margin-bottom="0cm" style:contextual-spacing="false" fo:break-before="page"/>
      <style:text-properties officeooo:paragraph-rsid="0036503b"/>
    </style:style>
    <style:style style:name="P40"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41" style:family="paragraph" style:parent-style-name="Text_20_body">
      <style:paragraph-properties fo:margin-top="0cm" fo:margin-bottom="0cm" style:contextual-spacing="false"/>
      <style:text-properties officeooo:paragraph-rsid="0036d920"/>
    </style:style>
    <style:style style:name="P42" style:family="paragraph" style:parent-style-name="Contents_20_1">
      <style:paragraph-properties>
        <style:tab-stops>
          <style:tab-stop style:position="15.921cm" style:type="right" style:leader-style="dotted" style:leader-text="."/>
        </style:tab-stops>
      </style:paragraph-properties>
    </style:style>
    <style:style style:name="P43" style:family="paragraph" style:parent-style-name="Contents_20_2">
      <style:paragraph-properties>
        <style:tab-stops>
          <style:tab-stop style:position="15.921cm" style:type="right" style:leader-style="dotted" style:leader-text="."/>
        </style:tab-stops>
      </style:paragraph-properties>
    </style:style>
    <style:style style:name="P44" style:family="paragraph" style:parent-style-name="Standard">
      <style:text-properties officeooo:paragraph-rsid="001dc34f"/>
    </style:style>
    <style:style style:name="P45" style:family="paragraph" style:parent-style-name="Title">
      <style:text-properties fo:font-size="32pt" officeooo:rsid="0033e01d" officeooo:paragraph-rsid="0073ab14" style:font-size-asian="32pt" style:font-size-complex="32pt"/>
    </style:style>
    <style:style style:name="P46" style:family="paragraph" style:parent-style-name="Standard">
      <style:paragraph-properties fo:text-align="justify" style:justify-single-word="false"/>
      <style:text-properties officeooo:rsid="00921867" officeooo:paragraph-rsid="00921867"/>
    </style:style>
    <style:style style:name="P47" style:family="paragraph" style:parent-style-name="Contents_20_Heading" style:master-page-name="Standard">
      <style:paragraph-properties style:page-number="1" fo:break-before="page"/>
    </style:style>
    <style:style style:name="P48"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2688cc"/>
    </style:style>
    <style:style style:name="P49"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6798"/>
    </style:style>
    <style:style style:name="P50"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52192"/>
    </style:style>
    <style:style style:name="P51"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4ce38" officeooo:paragraph-rsid="0074ce38"/>
    </style:style>
    <style:style style:name="P52"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4ce38" officeooo:paragraph-rsid="0074ea17"/>
    </style:style>
    <style:style style:name="P53" style:family="paragraph" style:parent-style-name="Heading_20_2" style:list-style-name="L3">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rsid="0074ce38" officeooo:paragraph-rsid="0074ce38"/>
    </style:style>
    <style:style style:name="P54"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74ce38" officeooo:paragraph-rsid="0074ea17"/>
    </style:style>
    <style:style style:name="P55"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715eb" officeooo:paragraph-rsid="007715eb"/>
    </style:style>
    <style:style style:name="P56"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8b8e4" officeooo:paragraph-rsid="0078b8e4"/>
    </style:style>
    <style:style style:name="P57"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58" style:family="paragraph" style:parent-style-name="Standard" style:list-style-name="L15">
      <style:paragraph-properties fo:text-align="justify" style:justify-single-word="false"/>
      <style:text-properties style:font-name="Georgia" officeooo:paragraph-rsid="00ad7dc9" style:font-name-asian="Georgia1" style:font-name-complex="Georgia1"/>
    </style:style>
    <style:style style:name="P59" style:family="paragraph" style:parent-style-name="Standard" style:list-style-name="L4">
      <style:paragraph-properties fo:text-align="justify" style:justify-single-word="false"/>
      <style:text-properties style:font-name="Georgia" officeooo:rsid="007d9852" officeooo:paragraph-rsid="008364dd" style:font-name-asian="Georgia1" style:font-name-complex="Georgia1"/>
    </style:style>
    <style:style style:name="P60" style:family="paragraph" style:parent-style-name="Standard" style:list-style-name="L4">
      <style:paragraph-properties fo:text-align="justify" style:justify-single-word="false"/>
      <style:text-properties style:font-name="Georgia" officeooo:rsid="007d9852" officeooo:paragraph-rsid="0084e971" style:font-name-asian="Georgia1" style:font-name-complex="Georgia1"/>
    </style:style>
    <style:style style:name="P61" style:family="paragraph" style:parent-style-name="Standard" style:list-style-name="L4">
      <style:paragraph-properties fo:text-align="justify" style:justify-single-word="false"/>
      <style:text-properties style:font-name="Georgia" officeooo:rsid="007d9852" officeooo:paragraph-rsid="00c13e03" style:font-name-asian="Georgia1" style:font-name-complex="Georgia1"/>
    </style:style>
    <style:style style:name="P62" style:family="paragraph" style:parent-style-name="Standard" style:list-style-name="L4">
      <style:paragraph-properties fo:text-align="justify" style:justify-single-word="false"/>
      <style:text-properties style:font-name="Georgia" officeooo:rsid="007d9852" officeooo:paragraph-rsid="007d9852" style:font-name-asian="Georgia1" style:font-name-complex="Georgia1"/>
    </style:style>
    <style:style style:name="P63" style:family="paragraph" style:parent-style-name="Standard" style:list-style-name="L4">
      <style:paragraph-properties fo:text-align="justify" style:justify-single-word="false"/>
      <style:text-properties style:font-name="Georgia" officeooo:rsid="007d9852" officeooo:paragraph-rsid="008f4149" style:font-name-asian="Georgia1" style:font-name-complex="Georgia1"/>
    </style:style>
    <style:style style:name="P64" style:family="paragraph" style:parent-style-name="Standard" style:list-style-name="L11">
      <style:paragraph-properties fo:text-align="justify" style:justify-single-word="false"/>
      <style:text-properties style:font-name="Georgia" officeooo:rsid="007d9852" officeooo:paragraph-rsid="007d9852" style:font-name-asian="Georgia1" style:font-name-complex="Georgia1"/>
    </style:style>
    <style:style style:name="P65" style:family="paragraph" style:parent-style-name="Standard" style:list-style-name="L11">
      <style:paragraph-properties fo:text-align="justify" style:justify-single-word="false"/>
      <style:text-properties style:font-name="Georgia" officeooo:rsid="007d9852" officeooo:paragraph-rsid="00c57a96" style:font-name-asian="Georgia1" style:font-name-complex="Georgia1"/>
    </style:style>
    <style:style style:name="P66" style:family="paragraph" style:parent-style-name="Standard" style:list-style-name="L12">
      <style:paragraph-properties fo:text-align="justify" style:justify-single-word="false"/>
      <style:text-properties style:font-name="Georgia" officeooo:rsid="007d9852" officeooo:paragraph-rsid="007d9852" style:font-name-asian="Georgia1" style:font-name-complex="Georgia1"/>
    </style:style>
    <style:style style:name="P67" style:family="paragraph" style:parent-style-name="Standard" style:list-style-name="L13">
      <style:paragraph-properties fo:text-align="justify" style:justify-single-word="false"/>
      <style:text-properties style:font-name="Georgia" officeooo:rsid="007d9852" officeooo:paragraph-rsid="007d9852" style:font-name-asian="Georgia1" style:font-name-complex="Georgia1"/>
    </style:style>
    <style:style style:name="P68" style:family="paragraph" style:parent-style-name="Standard" style:list-style-name="L4">
      <style:paragraph-properties fo:text-align="justify" style:justify-single-word="false"/>
      <style:text-properties style:font-name="Georgia" officeooo:rsid="00833f48" officeooo:paragraph-rsid="00c13e03" style:font-name-asian="Georgia1" style:font-name-complex="Georgia1"/>
    </style:style>
    <style:style style:name="P69" style:family="paragraph" style:parent-style-name="Standard" style:list-style-name="L4">
      <style:paragraph-properties fo:text-align="justify" style:justify-single-word="false"/>
      <style:text-properties style:font-name="Georgia" officeooo:rsid="00833f48" officeooo:paragraph-rsid="00833f48" style:font-name-asian="Georgia1" style:font-name-complex="Georgia1"/>
    </style:style>
    <style:style style:name="P70" style:family="paragraph" style:parent-style-name="Standard" style:list-style-name="L4">
      <style:paragraph-properties fo:text-align="justify" style:justify-single-word="false"/>
      <style:text-properties style:font-name="Georgia" officeooo:rsid="00833f48" officeooo:paragraph-rsid="008f4149" style:font-name-asian="Georgia1" style:font-name-complex="Georgia1"/>
    </style:style>
    <style:style style:name="P71" style:family="paragraph" style:parent-style-name="Standard" style:list-style-name="L4">
      <style:paragraph-properties fo:text-align="justify" style:justify-single-word="false"/>
      <style:text-properties style:font-name="Georgia" officeooo:rsid="00c01e05" officeooo:paragraph-rsid="00c13e03" style:font-name-asian="Georgia1" style:font-name-complex="Georgia1"/>
    </style:style>
    <style:style style:name="P72" style:family="paragraph" style:parent-style-name="Standard" style:list-style-name="L4">
      <style:paragraph-properties fo:text-align="justify" style:justify-single-word="false"/>
      <style:text-properties style:font-name="Georgia" officeooo:rsid="00c01e05" officeooo:paragraph-rsid="00c01e05" style:font-name-asian="Georgia1" style:font-name-complex="Georgia1"/>
    </style:style>
    <style:style style:name="P73" style:family="paragraph" style:parent-style-name="Standard" style:list-style-name="L4">
      <style:paragraph-properties fo:text-align="justify" style:justify-single-word="false"/>
      <style:text-properties style:font-name="Georgia" officeooo:rsid="0084e971" officeooo:paragraph-rsid="0084e971" style:font-name-asian="Georgia1" style:font-name-complex="Georgia1"/>
    </style:style>
    <style:style style:name="P74" style:family="paragraph" style:parent-style-name="Standard" style:list-style-name="L5">
      <style:paragraph-properties fo:text-align="justify" style:justify-single-word="false"/>
      <style:text-properties style:font-name="Georgia" officeooo:rsid="0084e971" officeooo:paragraph-rsid="0084e971" style:font-name-asian="Georgia1" style:font-name-complex="Georgia1"/>
    </style:style>
    <style:style style:name="P75" style:family="paragraph" style:parent-style-name="Standard" style:list-style-name="L4">
      <style:paragraph-properties fo:text-align="justify" style:justify-single-word="false"/>
      <style:text-properties style:font-name="Georgia" officeooo:rsid="007e233a" officeooo:paragraph-rsid="007e233a" style:font-name-asian="Georgia1" style:font-name-complex="Georgia1"/>
    </style:style>
    <style:style style:name="P76" style:family="paragraph" style:parent-style-name="Standard" style:list-style-name="L4">
      <style:paragraph-properties fo:text-align="justify" style:justify-single-word="false"/>
      <style:text-properties style:font-name="Georgia" officeooo:rsid="008011b0" officeooo:paragraph-rsid="008011b0" style:font-name-asian="Georgia1" style:font-name-complex="Georgia1"/>
    </style:style>
    <style:style style:name="P77" style:family="paragraph" style:parent-style-name="Standard" style:list-style-name="L4">
      <style:paragraph-properties fo:text-align="justify" style:justify-single-word="false"/>
      <style:text-properties style:font-name="Georgia" officeooo:rsid="00816ffb" officeooo:paragraph-rsid="00816ffb" style:font-name-asian="Georgia1" style:font-name-complex="Georgia1"/>
    </style:style>
    <style:style style:name="P78" style:family="paragraph" style:parent-style-name="Standard" style:list-style-name="L4">
      <style:paragraph-properties fo:text-align="justify" style:justify-single-word="false"/>
      <style:text-properties style:font-name="Georgia" officeooo:rsid="008364dd" officeooo:paragraph-rsid="008364dd" style:font-name-asian="Georgia1" style:font-name-complex="Georgia1"/>
    </style:style>
    <style:style style:name="P79" style:family="paragraph" style:parent-style-name="Standard" style:list-style-name="L4">
      <style:paragraph-properties fo:text-align="justify" style:justify-single-word="false"/>
      <style:text-properties style:font-name="Georgia" officeooo:rsid="008364dd" officeooo:paragraph-rsid="00c01e05" style:font-name-asian="Georgia1" style:font-name-complex="Georgia1"/>
    </style:style>
    <style:style style:name="P80" style:family="paragraph" style:parent-style-name="Standard" style:list-style-name="L5">
      <style:paragraph-properties fo:text-align="justify" style:justify-single-word="false"/>
      <style:text-properties style:font-name="Georgia" officeooo:rsid="0087bc42" officeooo:paragraph-rsid="0087bc42" style:font-name-asian="Georgia1" style:font-name-complex="Georgia1"/>
    </style:style>
    <style:style style:name="P81" style:family="paragraph" style:parent-style-name="Standard" style:list-style-name="L5">
      <style:paragraph-properties fo:text-align="justify" style:justify-single-word="false"/>
      <style:text-properties style:font-name="Georgia" officeooo:rsid="00883045" officeooo:paragraph-rsid="00883045" style:font-name-asian="Georgia1" style:font-name-complex="Georgia1"/>
    </style:style>
    <style:style style:name="P82" style:family="paragraph" style:parent-style-name="Standard" style:list-style-name="L4">
      <style:paragraph-properties fo:text-align="justify" style:justify-single-word="false"/>
      <style:text-properties style:font-name="Georgia" officeooo:rsid="00883045" officeooo:paragraph-rsid="00c13e03" style:font-name-asian="Georgia1" style:font-name-complex="Georgia1"/>
    </style:style>
    <style:style style:name="P83" style:family="paragraph" style:parent-style-name="Standard" style:list-style-name="L5">
      <style:paragraph-properties fo:text-align="justify" style:justify-single-word="false"/>
      <style:text-properties style:font-name="Georgia" officeooo:rsid="00888e26" officeooo:paragraph-rsid="00888e26" style:font-name-asian="Georgia1" style:font-name-complex="Georgia1"/>
    </style:style>
    <style:style style:name="P84" style:family="paragraph" style:parent-style-name="Standard" style:list-style-name="L5">
      <style:paragraph-properties fo:text-align="justify" style:justify-single-word="false"/>
      <style:text-properties style:font-name="Georgia" officeooo:rsid="008b7053" officeooo:paragraph-rsid="008b7053" style:font-name-asian="Georgia1" style:font-name-complex="Georgia1"/>
    </style:style>
    <style:style style:name="P85" style:family="paragraph" style:parent-style-name="Standard" style:list-style-name="L6">
      <style:paragraph-properties fo:text-align="justify" style:justify-single-word="false"/>
      <style:text-properties style:font-name="Georgia" officeooo:rsid="00921867" officeooo:paragraph-rsid="00921867" style:font-name-asian="Georgia1" style:font-name-complex="Georgia1"/>
    </style:style>
    <style:style style:name="P86" style:family="paragraph" style:parent-style-name="Standard" style:list-style-name="L6">
      <style:paragraph-properties fo:text-align="justify" style:justify-single-word="false"/>
      <style:text-properties style:font-name="Georgia" officeooo:rsid="0092d006" officeooo:paragraph-rsid="009713d8" style:font-name-asian="Georgia1" style:font-name-complex="Georgia1"/>
    </style:style>
    <style:style style:name="P87" style:family="paragraph" style:parent-style-name="Standard" style:list-style-name="L6">
      <style:paragraph-properties fo:text-align="justify" style:justify-single-word="false"/>
      <style:text-properties style:font-name="Georgia" officeooo:rsid="009713d8" officeooo:paragraph-rsid="009713d8" style:font-name-asian="Georgia1" style:font-name-complex="Georgia1"/>
    </style:style>
    <style:style style:name="P88" style:family="paragraph" style:parent-style-name="Standard" style:list-style-name="L7">
      <style:paragraph-properties fo:text-align="justify" style:justify-single-word="false"/>
      <style:text-properties style:font-name="Georgia" officeooo:rsid="0099c8b5" officeooo:paragraph-rsid="0099c8b5"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rsid="009e6ab3" officeooo:paragraph-rsid="009e6ab3" style:font-name-asian="Georgia1" style:font-name-complex="Georgia1"/>
    </style:style>
    <style:style style:name="P90" style:family="paragraph" style:parent-style-name="Standard" style:list-style-name="L9">
      <style:paragraph-properties fo:text-align="justify" style:justify-single-word="false"/>
      <style:text-properties style:font-name="Georgia" officeooo:rsid="00a4f215" officeooo:paragraph-rsid="00a4f215" style:font-name-asian="Georgia1" style:font-name-complex="Georgia1"/>
    </style:style>
    <style:style style:name="P91" style:family="paragraph" style:parent-style-name="Standard" style:list-style-name="L9">
      <style:paragraph-properties fo:text-align="justify" style:justify-single-word="false"/>
      <style:text-properties style:font-name="Georgia" officeooo:rsid="00a54feb" officeooo:paragraph-rsid="00a70525" style:font-name-asian="Georgia1" style:font-name-complex="Georgia1"/>
    </style:style>
    <style:style style:name="P92" style:family="paragraph" style:parent-style-name="Standard" style:list-style-name="L10">
      <style:paragraph-properties fo:text-align="justify" style:justify-single-word="false"/>
      <style:text-properties style:font-name="Georgia" officeooo:rsid="00c41027" officeooo:paragraph-rsid="00c41027" style:font-name-asian="Georgia1" style:font-name-complex="Georgia1"/>
    </style:style>
    <style:style style:name="P93" style:family="paragraph" style:parent-style-name="Standard" style:list-style-name="L14">
      <style:paragraph-properties fo:text-align="justify" style:justify-single-word="false"/>
      <style:text-properties style:font-name="Georgia" officeooo:rsid="0078fd98" officeooo:paragraph-rsid="0078fd98" style:font-name-asian="Georgia1" style:font-name-complex="Georgia1"/>
    </style:style>
    <style:style style:name="P94" style:family="paragraph" style:parent-style-name="Standard" style:list-style-name="L14">
      <style:paragraph-properties fo:text-align="justify" style:justify-single-word="false"/>
      <style:text-properties style:font-name="Georgia" officeooo:rsid="0078fd98" officeooo:paragraph-rsid="00d3ad2b" style:font-name-asian="Georgia1" style:font-name-complex="Georgia1"/>
    </style:style>
    <style:style style:name="P95" style:family="paragraph" style:parent-style-name="Standard" style:list-style-name="L16">
      <style:paragraph-properties fo:text-align="justify" style:justify-single-word="false"/>
      <style:text-properties style:font-name="Georgia" officeooo:rsid="00ceb3ec" officeooo:paragraph-rsid="00ceb3ec" style:font-name-asian="Georgia1" style:font-name-complex="Georgia1"/>
    </style:style>
    <style:style style:name="P96" style:family="paragraph" style:parent-style-name="Standard" style:list-style-name="L16">
      <style:paragraph-properties fo:text-align="justify" style:justify-single-word="false"/>
      <style:text-properties style:font-name="Georgia" officeooo:rsid="00ceb3ec" officeooo:paragraph-rsid="00d151b5" style:font-name-asian="Georgia1" style:font-name-complex="Georgia1"/>
    </style:style>
    <style:style style:name="P97" style:family="paragraph" style:parent-style-name="Standard" style:list-style-name="L16">
      <style:paragraph-properties fo:text-align="justify" style:justify-single-word="false"/>
      <style:text-properties style:font-name="Georgia" officeooo:rsid="00ceb3ec" officeooo:paragraph-rsid="00cfd884" style:font-name-asian="Georgia1" style:font-name-complex="Georgia1"/>
    </style:style>
    <style:style style:name="P98" style:family="paragraph" style:parent-style-name="Standard">
      <style:paragraph-properties fo:text-align="justify" style:justify-single-word="false"/>
      <style:text-properties style:font-name="Georgia" officeooo:rsid="0023ad53" officeooo:paragraph-rsid="0036d920" style:font-name-asian="Georgia1" style:font-name-complex="Georgia1"/>
    </style:style>
    <style:style style:name="P99" style:family="paragraph" style:parent-style-name="Standard" style:list-style-name="L17">
      <style:paragraph-properties fo:text-align="justify" style:justify-single-word="false"/>
      <style:text-properties style:font-name="Georgia" officeooo:rsid="00ba11b3" officeooo:paragraph-rsid="00c90633" style:font-name-asian="Georgia1" style:font-name-complex="Georgia1"/>
    </style:style>
    <style:style style:name="P100" style:family="paragraph" style:parent-style-name="Standard" style:list-style-name="L20">
      <style:paragraph-properties fo:text-align="justify" style:justify-single-word="false"/>
      <style:text-properties style:font-name="Georgia" officeooo:rsid="00ba11b3" officeooo:paragraph-rsid="00ca8725" style:font-name-asian="Georgia1" style:font-name-complex="Georgia1"/>
    </style:style>
    <style:style style:name="P101" style:family="paragraph" style:parent-style-name="Standard" style:list-style-name="L17">
      <style:paragraph-properties fo:text-align="justify" style:justify-single-word="false"/>
      <style:text-properties style:font-name="Georgia" officeooo:rsid="00cb4b2f" officeooo:paragraph-rsid="00cb4b2f" style:font-name-asian="Georgia1" style:font-name-complex="Georgia1"/>
    </style:style>
    <style:style style:name="P102" style:family="paragraph" style:parent-style-name="Standard" style:list-style-name="L20">
      <style:paragraph-properties fo:text-align="justify" style:justify-single-word="false"/>
      <style:text-properties style:font-name="Georgia" officeooo:rsid="00cb4b2f" officeooo:paragraph-rsid="00cb4b2f" style:font-name-asian="Georgia1" style:font-name-complex="Georgia1"/>
    </style:style>
    <style:style style:name="P103" style:family="paragraph" style:parent-style-name="Standard" style:list-style-name="L18">
      <style:paragraph-properties fo:text-align="justify" style:justify-single-word="false"/>
      <style:text-properties style:font-name="Georgia" officeooo:rsid="00ae9b1e" officeooo:paragraph-rsid="00c8c7fb" style:font-name-asian="Georgia1" style:font-name-complex="Georgia1"/>
    </style:style>
    <style:style style:name="P104" style:family="paragraph" style:parent-style-name="Standard" style:list-style-name="L18">
      <style:paragraph-properties fo:text-align="justify" style:justify-single-word="false"/>
      <style:text-properties style:font-name="Georgia" officeooo:rsid="00ae9b1e" officeooo:paragraph-rsid="00c90633" style:font-name-asian="Georgia1" style:font-name-complex="Georgia1"/>
    </style:style>
    <style:style style:name="P105" style:family="paragraph" style:parent-style-name="Standard" style:list-style-name="L18">
      <style:paragraph-properties fo:text-align="justify" style:justify-single-word="false"/>
      <style:text-properties style:font-name="Georgia" officeooo:rsid="00ae9b1e" officeooo:paragraph-rsid="00b2889e" style:font-name-asian="Georgia1" style:font-name-complex="Georgia1"/>
    </style:style>
    <style:style style:name="P106" style:family="paragraph" style:parent-style-name="Standard" style:list-style-name="L19">
      <style:paragraph-properties fo:text-align="justify" style:justify-single-word="false"/>
      <style:text-properties style:font-name="Georgia" officeooo:rsid="00ae9b1e" officeooo:paragraph-rsid="00c9b56d" style:font-name-asian="Georgia1" style:font-name-complex="Georgia1"/>
    </style:style>
    <style:style style:name="P107" style:family="paragraph" style:parent-style-name="Standard" style:list-style-name="L20">
      <style:paragraph-properties fo:text-align="justify" style:justify-single-word="false"/>
      <style:text-properties style:font-name="Georgia" officeooo:rsid="00ae9b1e" officeooo:paragraph-rsid="00ccccbd" style:font-name-asian="Georgia1" style:font-name-complex="Georgia1"/>
    </style:style>
    <style:style style:name="P108" style:family="paragraph" style:parent-style-name="Standard" style:list-style-name="L18">
      <style:paragraph-properties fo:text-align="justify" style:justify-single-word="false"/>
      <style:text-properties style:font-name="Georgia" officeooo:rsid="00b45e83" officeooo:paragraph-rsid="00bdfd33" style:font-name-asian="Georgia1" style:font-name-complex="Georgia1"/>
    </style:style>
    <style:style style:name="P109" style:family="paragraph" style:parent-style-name="Standard" style:list-style-name="L18">
      <style:paragraph-properties fo:text-align="justify" style:justify-single-word="false"/>
      <style:text-properties style:font-name="Georgia" officeooo:rsid="00bdfd33" officeooo:paragraph-rsid="00c91837" style:font-name-asian="Georgia1" style:font-name-complex="Georgia1"/>
    </style:style>
    <style:style style:name="P110" style:family="paragraph" style:parent-style-name="Standard" style:list-style-name="L19">
      <style:paragraph-properties fo:text-align="justify" style:justify-single-word="false"/>
      <style:text-properties style:font-name="Georgia" officeooo:rsid="00b66e45" officeooo:paragraph-rsid="00ca8725" style:font-name-asian="Georgia1" style:font-name-complex="Georgia1"/>
    </style:style>
    <style:style style:name="P111" style:family="paragraph" style:parent-style-name="Standard" style:list-style-name="L20">
      <style:paragraph-properties fo:text-align="justify" style:justify-single-word="false"/>
      <style:text-properties style:font-name="Georgia" officeooo:rsid="00b2889e" officeooo:paragraph-rsid="00ccccbd" style:font-name-asian="Georgia1" style:font-name-complex="Georgia1"/>
    </style:style>
    <style:style style:name="P112" style:family="paragraph" style:parent-style-name="Standard" style:list-style-name="L19">
      <style:paragraph-properties fo:text-align="justify" style:justify-single-word="false"/>
      <style:text-properties style:font-name="Georgia" officeooo:rsid="00d561ab" officeooo:paragraph-rsid="00d561ab" style:font-name-asian="Georgia1" style:font-name-complex="Georgia1"/>
    </style:style>
    <style:style style:name="P113" style:family="paragraph" style:parent-style-name="Standard" style:list-style-name="L9">
      <style:paragraph-properties fo:text-align="justify" style:justify-single-word="false"/>
      <style:text-properties style:font-name="Georgia" fo:font-style="italic" officeooo:rsid="00a54feb" officeooo:paragraph-rsid="00a70525" style:font-name-asian="Georgia1" style:font-style-asian="italic" style:font-name-complex="Georgia1" style:font-style-complex="italic"/>
    </style:style>
    <style:style style:name="P114" style:family="paragraph" style:parent-style-name="Standard" style:master-page-name="First_20_Page">
      <style:paragraph-properties fo:text-align="center" style:justify-single-word="false" style:page-number="auto"/>
    </style:style>
    <style:style style:name="T1" style:family="text">
      <style:text-properties style:font-name="Georgia" style:font-name-asian="Georgia1" style:font-name-complex="Georgia1"/>
    </style:style>
    <style:style style:name="T2" style:family="text">
      <style:text-properties style:font-name="Georgia" officeooo:rsid="006004df" style:font-name-asian="Georgia1" style:font-name-complex="Georgia1"/>
    </style:style>
    <style:style style:name="T3" style:family="text">
      <style:text-properties style:font-name="Georgia" officeooo:rsid="003454c2"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74ce38" style:font-name-asian="Georgia1" style:font-name-complex="Georgia1"/>
    </style:style>
    <style:style style:name="T6" style:family="text">
      <style:text-properties style:font-name="Georgia" officeooo:rsid="00902898" style:font-name-asian="Georgia1" style:font-name-complex="Georgia1"/>
    </style:style>
    <style:style style:name="T7" style:family="text">
      <style:text-properties style:font-name="Georgia" officeooo:rsid="00921867" style:font-name-asian="Georgia1" style:font-name-complex="Georgia1"/>
    </style:style>
    <style:style style:name="T8" style:family="text">
      <style:text-properties style:font-name="Georgia" officeooo:rsid="00c3590e" style:font-name-asian="Georgia1" style:font-name-complex="Georgia1"/>
    </style:style>
    <style:style style:name="T9" style:family="text">
      <style:text-properties officeooo:rsid="003812f9"/>
    </style:style>
    <style:style style:name="T10" style:family="text">
      <style:text-properties style:text-position="0% 100%" officeooo:rsid="00552192"/>
    </style:style>
    <style:style style:name="T11" style:family="text">
      <style:text-properties style:text-position="0% 100%" officeooo:rsid="00752a43"/>
    </style:style>
    <style:style style:name="T12" style:family="text">
      <style:text-properties officeooo:rsid="003d08c6"/>
    </style:style>
    <style:style style:name="T13" style:family="text">
      <style:text-properties officeooo:rsid="003a0c7e"/>
    </style:style>
    <style:style style:name="T14" style:family="text">
      <style:text-properties officeooo:rsid="002ef8d0"/>
    </style:style>
    <style:style style:name="T15" style:family="text">
      <style:text-properties officeooo:rsid="0074ce38"/>
    </style:style>
    <style:style style:name="T16" style:family="text">
      <style:text-properties officeooo:rsid="0074ea17"/>
    </style:style>
    <style:style style:name="T17" style:family="text">
      <style:text-properties officeooo:rsid="007b24c8"/>
    </style:style>
    <style:style style:name="T18" style:family="text">
      <style:text-properties officeooo:rsid="007d9852"/>
    </style:style>
    <style:style style:name="T19" style:family="text">
      <style:text-properties officeooo:rsid="008364dd"/>
    </style:style>
    <style:style style:name="T20" style:family="text">
      <style:text-properties officeooo:rsid="008676ce"/>
    </style:style>
    <style:style style:name="T21" style:family="text">
      <style:text-properties officeooo:rsid="0088b499"/>
    </style:style>
    <style:style style:name="T22" style:family="text">
      <style:text-properties officeooo:rsid="008b4fbb"/>
    </style:style>
    <style:style style:name="T23" style:family="text">
      <style:text-properties officeooo:rsid="008f4149"/>
    </style:style>
    <style:style style:name="T24" style:family="text">
      <style:text-properties officeooo:rsid="00902898"/>
    </style:style>
    <style:style style:name="T25" style:family="text">
      <style:text-properties officeooo:rsid="00921867"/>
    </style:style>
    <style:style style:name="T26" style:family="text">
      <style:text-properties officeooo:rsid="00932fbd"/>
    </style:style>
    <style:style style:name="T27" style:family="text">
      <style:text-properties officeooo:rsid="00951a26"/>
    </style:style>
    <style:style style:name="T28" style:family="text">
      <style:text-properties officeooo:rsid="009644a3"/>
    </style:style>
    <style:style style:name="T29" style:family="text">
      <style:text-properties officeooo:rsid="009713d8"/>
    </style:style>
    <style:style style:name="T30" style:family="text">
      <style:text-properties officeooo:rsid="00992211"/>
    </style:style>
    <style:style style:name="T31" style:family="text">
      <style:text-properties officeooo:rsid="009a462b"/>
    </style:style>
    <style:style style:name="T32" style:family="text">
      <style:text-properties officeooo:rsid="009a7d6c"/>
    </style:style>
    <style:style style:name="T33" style:family="text">
      <style:text-properties officeooo:rsid="009b69f4"/>
    </style:style>
    <style:style style:name="T34" style:family="text">
      <style:text-properties style:text-underline-style="solid" style:text-underline-width="auto" style:text-underline-color="font-color" fo:font-weight="bold" officeooo:rsid="009a7d6c" style:font-weight-asian="bold" style:font-weight-complex="bold"/>
    </style:style>
    <style:style style:name="T35" style:family="text">
      <style:text-properties officeooo:rsid="009f2184"/>
    </style:style>
    <style:style style:name="T36" style:family="text">
      <style:text-properties officeooo:rsid="00a1f5ef"/>
    </style:style>
    <style:style style:name="T37" style:family="text">
      <style:text-properties officeooo:rsid="00a321a0"/>
    </style:style>
    <style:style style:name="T38" style:family="text">
      <style:text-properties officeooo:rsid="00a4f215"/>
    </style:style>
    <style:style style:name="T39" style:family="text">
      <style:text-properties officeooo:rsid="00abdd3d"/>
    </style:style>
    <style:style style:name="T40" style:family="text">
      <style:text-properties officeooo:rsid="00ad7dc9"/>
    </style:style>
    <style:style style:name="T41" style:family="text">
      <style:text-properties officeooo:rsid="00ae6f06"/>
    </style:style>
    <style:style style:name="T42" style:family="text">
      <style:text-properties officeooo:rsid="00ae9b1e"/>
    </style:style>
    <style:style style:name="T43" style:family="text">
      <style:text-properties officeooo:rsid="00b07d61"/>
    </style:style>
    <style:style style:name="T44" style:family="text">
      <style:text-properties officeooo:rsid="00b2889e"/>
    </style:style>
    <style:style style:name="T45" style:family="text">
      <style:text-properties officeooo:rsid="00b85e88"/>
    </style:style>
    <style:style style:name="T46" style:family="text">
      <style:text-properties officeooo:rsid="00ba11b3"/>
    </style:style>
    <style:style style:name="T47" style:family="text">
      <style:text-properties officeooo:rsid="00bb5548"/>
    </style:style>
    <style:style style:name="T48" style:family="text">
      <style:text-properties officeooo:rsid="00bcf0e5"/>
    </style:style>
    <style:style style:name="T49" style:family="text">
      <style:text-properties officeooo:rsid="0023ad53"/>
    </style:style>
    <style:style style:name="T50" style:family="text">
      <style:text-properties officeooo:rsid="00bdfd33"/>
    </style:style>
    <style:style style:name="T51" style:family="text">
      <style:text-properties officeooo:rsid="00be0149"/>
    </style:style>
    <style:style style:name="T52" style:family="text">
      <style:text-properties officeooo:rsid="00bed0a3"/>
    </style:style>
    <style:style style:name="T53" style:family="text">
      <style:text-properties officeooo:rsid="00bfaadf"/>
    </style:style>
    <style:style style:name="T54" style:family="text">
      <style:text-properties officeooo:rsid="00c01e05"/>
    </style:style>
    <style:style style:name="T55" style:family="text">
      <style:text-properties officeooo:rsid="00c13e03"/>
    </style:style>
    <style:style style:name="T56" style:family="text">
      <style:text-properties officeooo:rsid="00c3590e"/>
    </style:style>
    <style:style style:name="T57" style:family="text">
      <style:text-properties officeooo:rsid="00c41027"/>
    </style:style>
    <style:style style:name="T58" style:family="text">
      <style:text-properties officeooo:rsid="00c57a96"/>
    </style:style>
    <style:style style:name="T59" style:family="text">
      <style:text-properties officeooo:rsid="00c5c66d"/>
    </style:style>
    <style:style style:name="T60" style:family="text">
      <style:text-properties officeooo:rsid="00c6d829"/>
    </style:style>
    <style:style style:name="T61" style:family="text">
      <style:text-properties officeooo:rsid="00c8c7fb"/>
    </style:style>
    <style:style style:name="T62" style:family="text">
      <style:text-properties officeooo:rsid="00c90633"/>
    </style:style>
    <style:style style:name="T63" style:family="text">
      <style:text-properties officeooo:rsid="00c91837"/>
    </style:style>
    <style:style style:name="T64" style:family="text">
      <style:text-properties officeooo:rsid="00c9b56d"/>
    </style:style>
    <style:style style:name="T65" style:family="text">
      <style:text-properties officeooo:rsid="00ca8725"/>
    </style:style>
    <style:style style:name="T66" style:family="text">
      <style:text-properties officeooo:rsid="00ccccbd"/>
    </style:style>
    <style:style style:name="T67" style:family="text">
      <style:text-properties officeooo:rsid="00cfd884"/>
    </style:style>
    <style:style style:name="T68" style:family="text">
      <style:text-properties officeooo:rsid="00d3048e"/>
    </style:style>
    <style:style style:name="T69" style:family="text">
      <style:text-properties officeooo:rsid="00d3ad2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504cm, 0cm, 0.827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5">Compte-rendu de<text:line-break/>réunion – Point d’étape :<text:line-break/>recherches documentaires</text:p>
      <text:p text:style-name="P44"/>
      <text:p text:style-name="P33"><draw:frame draw:style-name="fr3" draw:name="image6.png" text:anchor-type="as-char" svg:y="-1.099cm" svg:width="10.601cm" svg:height="1.506cm" draw:z-index="14"><draw:image xlink:href="Pictures/100000000000062B0000011581575A5F73A5D6A4.png" xlink:type="simple" xlink:show="embed" xlink:actuate="onLoad" draw:mime-type="image/png"/></draw:frame></text:p>
      <text:p text:style-name="P3"/>
      <text:p text:style-name="P3"/>
      <text:p text:style-name="P34">🖋️ <text:span text:style-name="T1">Créateur : </text:span><text:span text:style-name="T3">Axel MOURILLON</text:span><text:span text:style-name="T1"> – </text:span><text:span text:style-name="T3">Chef de projet</text:span></text:p>
      <text:p text:style-name="P34">📅 <text:span text:style-name="T1">Date de Création : </text:span><text:span text:style-name="T5">11</text:span><text:span text:style-name="T1">/</text:span><text:span text:style-name="T5">01</text:span><text:span text:style-name="T1">/</text:span><text:span text:style-name="T3">2025</text:span></text:p>
      <text:p text:style-name="P3"/>
      <text:p text:style-name="P24">Membres présents :</text:p>
      <text:section text:style-name="Sect2" text:name="Section1">
        <text:list text:style-name="L1">
          <text:list-item>
            <text:p text:style-name="P57">Loïs ALLAIRE<text:tab/><text:tab/><text:span text:style-name="T18">NON</text:span></text:p>
          </text:list-item>
          <text:list-item>
            <text:p text:style-name="P57">Hugo CLAMOND<text:tab/>OUI</text:p>
          </text:list-item>
          <text:list-item>
            <text:p text:style-name="P57">Axel MOURILLON<text:tab/>OUI</text:p>
          </text:list-item>
          <text:list-item>
            <text:p text:style-name="P57">Arthur YANG<text:tab/><text:tab/>OUI</text:p>
          </text:list-item>
        </text:list>
      </text:section>
      <text:p text:style-name="P34"/>
      <text:section text:style-name="Sect2" text:name="Section2">
        <text:p text:style-name="P37"><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32"><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38"/>
      <text:table-of-content text:style-name="Sect3"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47">Table des matières</text:p>
          </text:index-title>
          <text:p text:style-name="P42"><text:a xlink:type="simple" xlink:href="#__RefHeading___Toc395_377169772" text:style-name="Index_20_Link" text:visited-style-name="Index_20_Link">I. Synthèse de documentation sur les aspects légaux et administratifs<text:tab/>2</text:a></text:p>
          <text:p text:style-name="P43"><text:a xlink:type="simple" xlink:href="#__RefHeading___Toc399_377169772" text:style-name="Index_20_Link" text:visited-style-name="Index_20_Link">A) Points à retenir<text:tab/>2</text:a></text:p>
          <text:p text:style-name="P43"><text:a xlink:type="simple" xlink:href="#__RefHeading___Toc399_377169772%20Copie%201" text:style-name="Index_20_Link" text:visited-style-name="Index_20_Link">B) Remarques<text:tab/>2</text:a></text:p>
          <text:p text:style-name="P42"><text:a xlink:type="simple" xlink:href="#__RefHeading___Toc395_377169772%20Copie%201" text:style-name="Index_20_Link" text:visited-style-name="Index_20_Link">II. Synthèse de la documentation sur les points de sécurité critique<text:tab/>3</text:a></text:p>
          <text:p text:style-name="P43"><text:a xlink:type="simple" xlink:href="#__RefHeading___Toc399_377169772%20Copie%202" text:style-name="Index_20_Link" text:visited-style-name="Index_20_Link">A) Points à retenir<text:tab/>3</text:a></text:p>
          <text:p text:style-name="P43"><text:a xlink:type="simple" xlink:href="#__RefHeading___Toc399_377169772%20Copie%201%20Copie%201" text:style-name="Index_20_Link" text:visited-style-name="Index_20_Link">B) Remarques<text:tab/>3</text:a></text:p>
          <text:p text:style-name="P42"><text:a xlink:type="simple" xlink:href="#__RefHeading___Toc395_377169772%20Copie%202" text:style-name="Index_20_Link" text:visited-style-name="Index_20_Link">III. Fin du travail documentaire et suite du projet<text:tab/>4</text:a></text:p>
          <text:p text:style-name="P43"><text:a xlink:type="simple" xlink:href="#__RefHeading___Toc399_377169772%20Copie%204%20Copie%201" text:style-name="Index_20_Link" text:visited-style-name="Index_20_Link">A) État de la documentation préliminaire<text:tab/>4</text:a></text:p>
          <text:p text:style-name="P43"><text:a xlink:type="simple" xlink:href="#__RefHeading___Toc399_377169772%20Copie%201%20Copie%201%20Copie%201" text:style-name="Index_20_Link" text:visited-style-name="Index_20_Link">B) À venir pour les prochaines semaines<text:tab/>4</text:a></text:p>
          <text:p text:style-name="P43"><text:a xlink:type="simple" xlink:href="#__RefHeading___Toc399_377169772%20Copie%203%20Copie%201%20Copie%201" text:style-name="Index_20_Link" text:visited-style-name="Index_20_Link">C) Moral de l’équipe projets et axes d’améliorations généraux<text:tab/>4</text:a></text:p>
          <text:p text:style-name="P42"><text:a xlink:type="simple" xlink:href="#__RefHeading___Toc395_377169772%20Copie%202%20Copie%202" text:style-name="Index_20_Link" text:visited-style-name="Index_20_Link">Prochaine réunion<text:tab/>5</text:a></text:p>
          <text:p text:style-name="P43"><text:a xlink:type="simple" xlink:href="#__RefHeading___Toc399_377169772%20Copie%202%20Copie%202" text:style-name="Index_20_Link" text:visited-style-name="Index_20_Link">Date<text:tab/>5</text:a></text:p>
          <text:p text:style-name="P43"><text:a xlink:type="simple" xlink:href="#__RefHeading___Toc552_377169772%20Copie%201%20Copie%202" text:style-name="Index_20_Link" text:visited-style-name="Index_20_Link">Ordre du jour<text:tab/>5</text:a></text:p>
          <text:p text:style-name="P43"><text:a xlink:type="simple" xlink:href="#__RefHeading___Toc552_377169772%20Copie%201%20Copie%202%20Copie%201" text:style-name="Index_20_Link" text:visited-style-name="Index_20_Link">Devoirs<text:tab/>5</text:a></text:p>
        </text:index-body>
      </text:table-of-content>
      <text:p text:style-name="P3"/>
      <text:p text:style-name="P3"/>
      <text:p text:style-name="P3"/>
      <text:list xml:id="list2088380750" text:style-name="L2">
        <text:list-item>
          <text:p text:style-name="P48"><text:bookmark-start text:name="__RefHeading___Toc395_377169772"/><text:span text:style-name="T15">S</text:span>ynthèse de documentation sur les <text:tab/>aspects légaux et administratifs<text:bookmark-end text:name="__RefHeading___Toc395_377169772"/></text:p>
        </text:list-item>
      </text:list>
      <text:p text:style-name="P28"/>
      <text:list xml:id="list2274924380" text:style-name="L3">
        <text:list-item>
          <text:p text:style-name="P51"><text:bookmark-start text:name="__RefHeading___Toc399_377169772"/>Point<text:span text:style-name="T16">s</text:span> à retenir<text:bookmark-end text:name="__RefHeading___Toc399_377169772"/></text:p>
        </text:list-item>
      </text:list>
      <text:p text:style-name="P28"/>
      <text:p text:style-name="P26">Documents à avoir :</text:p>
      <text:list xml:id="list906178954" text:style-name="L4">
        <text:list-item>
          <text:p text:style-name="P59">RPDG et politique de confidentialités</text:p>
          <text:list>
            <text:list-item>
              <text:p text:style-name="P60"><text:span text:style-name="T54">P</text:span>olitique de confidentialités </text:p>
            </text:list-item>
            <text:list-item>
              <text:p text:style-name="P68">Politique de cookies <text:span text:style-name="T19">(documents </text:span><text:span text:style-name="T22">à part)</text:span></text:p>
              <text:p text:style-name="P71">⇒ Devra être accessible aux utilisateurs du site de e-commerce</text:p>
            </text:list-item>
          </text:list>
        </text:list-item>
        <text:list-item>
          <text:p text:style-name="P61">Conditions Générales de Ventes (CGV)</text:p>
          <text:list>
            <text:list-header>
              <text:p text:style-name="P71">⇒ Devra être accessible aux utilisateurs du site de e-commerce</text:p>
            </text:list-header>
          </text:list>
        </text:list-item>
        <text:list-item>
          <text:p text:style-name="P73">Formulaire de rétractions</text:p>
          <text:list>
            <text:list-header>
              <text:p text:style-name="P72">⇒ Devra être accessible aux utilisateurs du site de e-commerce</text:p>
            </text:list-header>
          </text:list>
        </text:list-item>
        <text:list-item>
          <text:p text:style-name="P62">Mentions légales</text:p>
          <text:list>
            <text:list-item>
              <text:p text:style-name="P60">Devra être accessible aux utilisateurs du site de e-commerce</text:p>
            </text:list-item>
          </text:list>
        </text:list-item>
        <text:list-item>
          <text:p text:style-name="P75">Obligations fiscales administratives</text:p>
          <text:list>
            <text:list-item>
              <text:p text:style-name="P76">À adapter pour le côté "entreprise maquette"</text:p>
            </text:list-item>
            <text:list-item>
              <text:p text:style-name="P77">Mettre en place une politique de comptabilité (documents de suivis, etc)</text:p>
            </text:list-item>
          </text:list>
        </text:list-item>
        <text:list-item>
          <text:p text:style-name="P69">Politique de cookies</text:p>
          <text:list>
            <text:list-header>
              <text:p text:style-name="P72">⇒ Devra être accessible aux utilisateurs du site de e-commerce</text:p>
            </text:list-header>
          </text:list>
        </text:list-item>
        <text:list-item>
          <text:p text:style-name="P78">Documents de gestion des litiges et de service après-vente</text:p>
          <text:list>
            <text:list-header>
              <text:p text:style-name="P79">Utilité plus interne que d’autres document de cette liste</text:p>
            </text:list-header>
          </text:list>
        </text:list-item>
        <text:list-item>
          <text:p text:style-name="P78">Propriété intellectuelle</text:p>
        </text:list-item>
      </text:list>
      <text:p text:style-name="P25">Documents facultatifs :</text:p>
      <text:list text:style-name="L5">
        <text:list-item>
          <text:p text:style-name="P74">Protection des mineurs : si contenus sensibles pour de jeunes utilisateur<text:span text:style-name="T20">s</text:span></text:p>
        </text:list-item>
        <text:list-item>
          <text:p text:style-name="P80">Service numérique : si téléchargement de fichiers, pas de virus (etc)</text:p>
        </text:list-item>
        <text:list-item>
          <text:p text:style-name="P81">Charte d’utilisation et règles pour les forums </text:p>
        </text:list-item>
        <text:list-item>
          <text:p text:style-name="P83">Responsabilité civile et professionnel<text:span text:style-name="T21">le</text:span></text:p>
        </text:list-item>
        <text:list-item>
          <text:p text:style-name="P84">Relation prestataire</text:p>
        </text:list-item>
      </text:list>
      <text:p text:style-name="P15"/>
      <text:p text:style-name="P15">Le document regroupe des guides de rédaction et des templates pour certains des documents mentionnés ci-dessus. <text:span text:style-name="T23">Parmi eux, il y a déjà : </text:span></text:p>
      <text:section text:style-name="Sect2" text:name="Section4">
        <text:list xml:id="list190911958399291" text:continue-list="list906178954" text:style-name="L4">
          <text:list-item>
            <text:p text:style-name="P61"><text:span text:style-name="T55">R</text:span>PDG</text:p>
          </text:list-item>
          <text:list-item>
            <text:p text:style-name="P63"><text:span text:style-name="T23">P</text:span>olitique de confidentialités</text:p>
          </text:list-item>
          <text:list-item>
            <text:p text:style-name="P70">Politique de cookies</text:p>
          </text:list-item>
          <text:list-item>
            <text:p text:style-name="P63">CGV</text:p>
          </text:list-item>
          <text:list-item>
            <text:p text:style-name="P82">Charte d’utilisation <text:span text:style-name="T23">(pour les forums)</text:span></text:p>
          </text:list-item>
        </text:list>
      </text:section>
      <text:p text:style-name="P27">Chemin vers le document :</text:p>
      <text:p text:style-name="P29"><text:s/>Documentation/Recherche/SyntheseDocuments_Legaux_Et_Administratifs_v1-0.pdf<text:line-break/></text:p>
      <text:p text:style-name="P46"/>
      <text:list xml:id="list190912606856214" text:continue-list="list2274924380" text:style-name="L3">
        <text:list-item>
          <text:p text:style-name="P53"><text:bookmark-start text:name="__RefHeading___Toc399_377169772 Copie 1"/>Remarques<text:bookmark-end text:name="__RefHeading___Toc399_377169772 Copie 1"/></text:p>
        </text:list-item>
      </text:list>
      <text:p text:style-name="P4"/>
      <text:p text:style-name="P16">→ Ajout<text:span text:style-name="T55">er</text:span> des sites <text:span text:style-name="T55">de référence </text:span>pour <text:span text:style-name="T55">rédiger les </text:span>doc<text:span text:style-name="T55">uments</text:span> <text:span text:style-name="T55">les plus importants, notamment ceux accessibles aux utilisateurs</text:span></text:p>
      <text:p text:style-name="P36"><text:span text:style-name="T6">→ </text:span><text:span text:style-name="T8">Corriger</text:span><text:span text:style-name="T6"> </text:span><text:span text:style-name="T8">le</text:span><text:span text:style-name="T6"> format</text:span><text:span text:style-name="T7">age </text:span><text:span text:style-name="T8">pour adhérer aux nouveaux</text:span><text:span text:style-name="T6"> </text:span><text:span text:style-name="T8">templates </text:span><text:span text:style-name="T6">(non-prioritaire)</text:span></text:p>
      <text:list xml:id="list190911395732852" text:continue-list="list2088380750" text:style-name="L2">
        <text:list-item>
          <text:p text:style-name="P49"><text:bookmark-start text:name="__RefHeading___Toc395_377169772 Copie 1"/><text:span text:style-name="T15">S</text:span>ynthèse de la documentation sur <text:tab/>les points de sécurité critique<text:bookmark-end text:name="__RefHeading___Toc395_377169772 Copie 1"/></text:p>
        </text:list-item>
      </text:list>
      <text:p text:style-name="P7"/>
      <text:list xml:id="list190911948992507" text:continue-list="list190912606856214" text:style-name="L3">
        <text:list-item text:start-value="1">
          <text:p text:style-name="P52"><text:bookmark-start text:name="__RefHeading___Toc399_377169772 Copie 2"/>Point<text:span text:style-name="T16">s</text:span> à retenir<text:bookmark-end text:name="__RefHeading___Toc399_377169772 Copie 2"/></text:p>
        </text:list-item>
      </text:list>
      <text:p text:style-name="P7"/>
      <text:p text:style-name="P18"><text:span text:style-name="T39"><text:tab/>But du documents : </text:span>Évaluer les points sensibles et établir des moyens de remédiations dès le débuts </text:p>
      <text:p text:style-name="P18"/>
      <text:p text:style-name="P18">DMZ public :</text:p>
      <text:list text:style-name="L6">
        <text:list-item>
          <text:p text:style-name="P85">Passage en /24 : </text:p>
          <text:list>
            <text:list-item>
              <text:p text:style-name="P85">Permet une meilleure scalabi<text:span text:style-name="T28">li</text:span>té</text:p>
            </text:list-item>
            <text:list-item>
              <text:p text:style-name="P85">Permet les VLANs interne à la DMZ</text:p>
            </text:list-item>
          </text:list>
        </text:list-item>
        <text:list-item>
          <text:p text:style-name="P86">Test de scan à faire <text:span text:style-name="T26">après activation de la DM</text:span><text:span text:style-name="T27">Z</text:span></text:p>
        </text:list-item>
        <text:list-item>
          <text:p text:style-name="P87"><text:span text:style-name="T30">C</text:span>aractéristiques du VPN </text:p>
        </text:list-item>
      </text:list>
      <text:p text:style-name="P19"><text:span text:style-name="T25">DMZ p</text:span><text:span text:style-name="T29">rivée</text:span><text:span text:style-name="T25"> :</text:span></text:p>
      <text:list text:style-name="L7">
        <text:list-item>
          <text:p text:style-name="P88">Bastion : HTTP puis HTTPS (certificats <text:span text:style-name="T31">auto-signé)</text:span></text:p>
        </text:list-item>
        <text:list-item>
          <text:p text:style-name="P88">Accès SSH : authentification par clé <text:span text:style-name="T32">(clé </text:span><text:span text:style-name="T34">publique</text:span><text:span text:style-name="T32"> à envoye</text:span><text:span text:style-name="T33">r</text:span><text:span text:style-name="T32"> au responsable tec)</text:span></text:p>
        </text:list-item>
      </text:list>
      <text:p text:style-name="P20">VLAN DATABASE :</text:p>
      <text:list text:style-name="L8">
        <text:list-item>
          <text:p text:style-name="P89">Base de données SQL </text:p>
        </text:list-item>
        <text:list-item>
          <text:p text:style-name="P89">Restriction des accès <text:span text:style-name="T37">(VLAN et serveur du VLAN) </text:span><text:span text:style-name="T35">et journalisation des requêtes S</text:span><text:span text:style-name="T36">QL</text:span></text:p>
        </text:list-item>
      </text:list>
      <text:p text:style-name="P21">VLAN <text:span text:style-name="T38">SERVEURS :</text:span></text:p>
      <text:list text:style-name="L9">
        <text:list-item>
          <text:p text:style-name="P90">Regroupe les services internes uniquement (accès à Internet seulement pour HTTPS et DNS)</text:p>
        </text:list-item>
        <text:list-item>
          <text:p text:style-name="P91">Détails des services dans le document associé :</text:p>
          <text:list>
            <text:list-header>
              <text:p text:style-name="P113">Documentation/Technique/RevueDeSecurite/RevueDeSecurite_v1-0.pdf</text:p>
            </text:list-header>
          </text:list>
        </text:list-item>
      </text:list>
      <text:p text:style-name="P20"/>
      <text:p text:style-name="P7"/>
      <text:list xml:id="list190911634734204" text:continue-list="list190911948992507" text:style-name="L3">
        <text:list-item>
          <text:p text:style-name="P54"><text:bookmark-start text:name="__RefHeading___Toc399_377169772 Copie 1 Copie 1"/>Remarques<text:bookmark-end text:name="__RefHeading___Toc399_377169772 Copie 1 Copie 1"/></text:p>
        </text:list-item>
      </text:list>
      <text:p text:style-name="P7"/>
      <text:p text:style-name="P22"><text:span text:style-name="T24">→ </text:span><text:span text:style-name="T56">Corriger l’emplacement et le nommage du fichier</text:span></text:p>
      <text:p text:style-name="P17">→ <text:span text:style-name="T56">Corriger</text:span> <text:span text:style-name="T56">le</text:span> format<text:span text:style-name="T25">age </text:span><text:span text:style-name="T56">pour adhérer aux nouveaux</text:span> <text:span text:style-name="T56">templates </text:span>(non-prioritaire)</text:p>
      <text:p text:style-name="P35"/>
      <text:p text:style-name="P7"/>
      <text:list xml:id="list190911568152807" text:continue-list="list190911395732852" text:style-name="L2">
        <text:list-item>
          <text:p text:style-name="P50"><text:bookmark-start text:name="__RefHeading___Toc395_377169772 Copie 2"/><text:span text:style-name="T11">Fin</text:span><text:span text:style-name="T10"> du travail documentaire et </text:span><text:span text:style-name="T11">suite <text:tab/></text:span><text:span text:style-name="T10">du projet</text:span><text:bookmark-end text:name="__RefHeading___Toc395_377169772 Copie 2"/></text:p>
        </text:list-item>
      </text:list>
      <text:p text:style-name="P5"/>
      <text:list xml:id="list190912686594836" text:continue-list="list190911634734204" text:style-name="L3">
        <text:list-item text:start-value="1">
          <text:p text:style-name="P55"><text:bookmark-start text:name="__RefHeading___Toc399_377169772 Copie 4 Copie 1"/>État de la documentation préliminaire<text:bookmark-end text:name="__RefHeading___Toc399_377169772 Copie 4 Copie 1"/></text:p>
        </text:list-item>
      </text:list>
      <text:p text:style-name="P5"/>
      <text:p text:style-name="P13"><text:tab/>Nous avons réussi au cours des dernières semaines à rédiger plusieurs documents synthétiques contextualisant clairement le projet et les caractéristiques qu’il nous est possible d’implémenter pour chaque aspect de celui.</text:p>
      <text:p text:style-name="P13"><text:tab/>Cependant, ces documents peuvent parfois être peu lisible ou bien peu approfondi, et nous n’avons pas encore effectué le travail décisionnel pour rationaliser le "possible" avec la réalité de notre projet.</text:p>
      <text:p text:style-name="P13"><text:tab/>Ces documents serviront donc de bases pour choisir ce qui sera implémenter, avec quel niveau de priorité, dans le but de créer un site cohérent, même s’il est incomplet au moment de la livraison du projet. De plus, nous nous appuierons sur les documents rédigées pour établir les axes d’améliorations en matière de fonctionnalités et d’infrastructure.</text:p>
      <text:p text:style-name="P8"/>
      <text:p text:style-name="P5"/>
      <text:list xml:id="list190912019871897" text:continue-numbering="true" text:style-name="L3">
        <text:list-item>
          <text:p text:style-name="P56"><text:bookmark-start text:name="__RefHeading___Toc399_377169772 Copie 1 Copie 1 Copie 1"/>À venir pour les prochaines semaines<text:bookmark-end text:name="__RefHeading___Toc399_377169772 Copie 1 Copie 1 Copie 1"/></text:p>
        </text:list-item>
      </text:list>
      <text:p text:style-name="P5"/>
      <text:p text:style-name="P14">Documentation :</text:p>
      <text:list text:style-name="L10">
        <text:list-item>
          <text:p text:style-name="P92">Document à propos des méthodes courantes en matières de stockages</text:p>
        </text:list-item>
        <text:list-item>
          <text:p text:style-name="P92">Document à propos de la communauté JDR</text:p>
        </text:list-item>
        <text:list-item>
          <text:p text:style-name="P92">Document à propos de l’impact environnemental du projet et comment l’améliorer</text:p>
        </text:list-item>
      </text:list>
      <text:p text:style-name="P14">Gestion de projet :</text:p>
      <text:list text:style-name="L11">
        <text:list-item>
          <text:p text:style-name="P64">Charte graphique spécifique au site web</text:p>
        </text:list-item>
        <text:list-item>
          <text:p text:style-name="P65">Charte <text:span text:style-name="T58">informatique interne</text:span></text:p>
        </text:list-item>
      </text:list>
      <text:p text:style-name="P14">Produits et services :</text:p>
      <text:list text:style-name="L12">
        <text:list-item>
          <text:p text:style-name="P66">É<text:span text:style-name="T59">tablir des listes exhaustives de produits et services à proposer</text:span></text:p>
        </text:list-item>
      </text:list>
      <text:p text:style-name="P14">Infrastructure :</text:p>
      <text:list text:style-name="L13">
        <text:list-item>
          <text:p text:style-name="P67">Rassembler le matériel (<text:span text:style-name="T60">déjà </text:span>en cours)</text:p>
        </text:list-item>
      </text:list>
      <text:p text:style-name="P5"/>
      <text:p text:style-name="P5"/>
      <text:list xml:id="list190913000845086" text:continue-list="list190912019871897" text:style-name="L3">
        <text:list-item>
          <text:p text:style-name="P56"><text:bookmark-start text:name="__RefHeading___Toc399_377169772 Copie 3 Copie 1 Copie 1"/>Moral de l’équipe projets et axes <text:tab/>d’améliorations généraux<text:bookmark-end text:name="__RefHeading___Toc399_377169772 Copie 3 Copie 1 Copie 1"/></text:p>
        </text:list-item>
      </text:list>
      <text:p text:style-name="P5"/>
      <text:p text:style-name="P12">Moral de l’équipe :</text:p>
      <text:list text:style-name="L14">
        <text:list-item>
          <text:p text:style-name="P93">Loïs : <text:span text:style-name="T57">N/A</text:span></text:p>
        </text:list-item>
        <text:list-item>
          <text:p text:style-name="P93">Arthur : <text:span text:style-name="T40">ça va, suit le rythme<text:tab/><text:tab/></text:span><text:span text:style-name="T68">Et r</text:span><text:span text:style-name="T40">as le bol de </text:span><text:span text:style-name="T69">faire</text:span><text:span text:style-name="T40"> la doc</text:span><text:span text:style-name="T69">umentation</text:span></text:p>
        </text:list-item>
        <text:list-item>
          <text:p text:style-name="P94">Hugo : <text:span text:style-name="T40">ça roule<text:tab/><text:tab/><text:tab/></text:span><text:span text:style-name="T68">Et r</text:span><text:span text:style-name="T40">as le bol de </text:span><text:span text:style-name="T69">faire</text:span><text:span text:style-name="T40"> la doc</text:span><text:span text:style-name="T69">umentation</text:span></text:p>
        </text:list-item>
        <text:list-item>
          <text:p text:style-name="P94">Axel : <text:span text:style-name="T43">chaud mais tiens le coup<text:tab/></text:span><text:span text:style-name="T68">Et r</text:span><text:span text:style-name="T40">as le bol de </text:span><text:span text:style-name="T69">faire</text:span><text:span text:style-name="T40"> la doc</text:span><text:span text:style-name="T69">umentation</text:span></text:p>
        </text:list-item>
      </text:list>
      <text:p text:style-name="P9"/>
      <text:p text:style-name="P23">Axes d’amélioration :</text:p>
      <text:list text:style-name="L15">
        <text:list-item>
          <text:p text:style-name="P58"><text:span text:style-name="T40">Communication sur la charge </text:span><text:span text:style-name="T41">de travail </text:span><text:span text:style-name="T61">et la façon de se la répartir </text:span></text:p>
        </text:list-item>
      </text:list>
      <text:p text:style-name="P39"><text:bookmark-start text:name="__RefHeading___Toc395_377169772 Copie 2 Copie 2"/>Prochaine réunion<text:bookmark-end text:name="__RefHeading___Toc395_377169772 Copie 2 Copie 2"/></text:p>
      <text:p text:style-name="P6"/>
      <text:p text:style-name="P40"><text:bookmark-start text:name="__RefHeading___Toc399_377169772 Copie 2 Copie 2"/>Date<text:bookmark-end text:name="__RefHeading___Toc399_377169772 Copie 2 Copie 2"/></text:p>
      <text:p text:style-name="P6"/>
      <text:p text:style-name="P41"><text:span text:style-name="T12">S</text:span><text:span text:style-name="T13">amedi </text:span><text:span text:style-name="T17">18 janvier</text:span><text:span text:style-name="T14"> </text:span><text:span text:style-name="T17">2025</text:span><text:span text:style-name="T13">, </text:span><text:span text:style-name="T12">de 14h30 à 16h30</text:span></text:p>
      <text:p text:style-name="P6"/>
      <text:p text:style-name="P6"/>
      <text:p text:style-name="P40"><text:bookmark-start text:name="__RefHeading___Toc552_377169772 Copie 1 Copie 2"/>Ordre du jour<text:bookmark-end text:name="__RefHeading___Toc552_377169772 Copie 1 Copie 2"/></text:p>
      <text:p text:style-name="P6"/>
      <text:list text:style-name="L16">
        <text:list-item>
          <text:p text:style-name="P95">Revue de la <text:span text:style-name="T62">synthèse de d</text:span><text:span text:style-name="T42">oc</text:span><text:span text:style-name="T62">umentation à propos des méthodes de</text:span><text:span text:style-name="T42"> </text:span><text:span text:style-name="T44">stockage</text:span></text:p>
        </text:list-item>
        <text:list-item>
          <text:p text:style-name="P96">Revue de la <text:span text:style-name="T62">synthèse de d</text:span><text:span text:style-name="T42">oc</text:span><text:span text:style-name="T62">umentation à propos </text:span><text:span text:style-name="T64">de la </text:span><text:span text:style-name="T44">commu</text:span><text:span text:style-name="T64">nauté </text:span><text:span text:style-name="T44">JDR</text:span></text:p>
        </text:list-item>
        <text:list-item>
          <text:p text:style-name="P97">Revue de la <text:span text:style-name="T67">liste des produits</text:span></text:p>
        </text:list-item>
      </text:list>
      <text:p text:style-name="P6"/>
      <text:p text:style-name="P6"/>
      <text:p text:style-name="P40"><text:bookmark-start text:name="__RefHeading___Toc552_377169772 Copie 1 Copie 2 Copie 1"/>Devoirs<text:bookmark-end text:name="__RefHeading___Toc552_377169772 Copie 1 Copie 2 Copie 1"/></text:p>
      <text:p text:style-name="P10"/>
      <text:p text:style-name="P98">Loïs :<text:span text:style-name="T4"/></text:p>
      <text:list text:style-name="L17">
        <text:list-item>
          <text:p text:style-name="P99"><text:span text:style-name="T62">F</text:span>inir la <text:span text:style-name="T65">rédaction de</text:span> liste <text:span text:style-name="T62">exhaustive </text:span>des produits </text:p>
          <text:list>
            <text:list-header>
              <text:p text:style-name="P99"><text:span text:style-name="T62">A</text:span><text:span text:style-name="T47">ide : Axel</text:span></text:p>
            </text:list-header>
          </text:list>
        </text:list-item>
        <text:list-item>
          <text:p text:style-name="P101">Reprendre l’affiche pour le jalon 3 (après le lundi 13/01/2025)</text:p>
        </text:list-item>
      </text:list>
      <text:p text:style-name="P10">Arthur :</text:p>
      <text:list text:style-name="L18">
        <text:list-item>
          <text:p text:style-name="P103"><text:span text:style-name="T61">Reprendre la d</text:span>oc<text:span text:style-name="T61">umentation de v</text:span>ente <text:span text:style-name="T61">de</text:span> produit <text:span text:style-name="T61">et de service</text:span></text:p>
          <text:list>
            <text:list-header>
              <text:p text:style-name="P104"><text:span text:style-name="T61">En collaboration avec</text:span> <text:span text:style-name="T49">Loïs</text:span></text:p>
            </text:list-header>
          </text:list>
        </text:list-item>
        <text:list-item>
          <text:p text:style-name="P105"><text:span text:style-name="T62">Rédiger la synthèse de d</text:span>oc<text:span text:style-name="T62">umentation à propos des méthodes de</text:span> <text:span text:style-name="T44">stockage</text:span></text:p>
        </text:list-item>
        <text:list-item>
          <text:p text:style-name="P108"><text:span text:style-name="T62">Finaliser la d</text:span>ocu<text:span text:style-name="T62">mentation des postes actuelles de nos</text:span> réseaux sociaux </text:p>
        </text:list-item>
        <text:list-item>
          <text:p text:style-name="P109">Commencer <text:span text:style-name="T63">la</text:span> charte <text:span text:style-name="T63">graphique propre au</text:span> site</text:p>
          <text:list>
            <text:list-header>
              <text:p text:style-name="P109"><text:span text:style-name="T63">A</text:span><text:span text:style-name="T52">ide : </text:span><text:span text:style-name="T49">Loïs</text:span></text:p>
            </text:list-header>
          </text:list>
        </text:list-item>
      </text:list>
      <text:p text:style-name="P11">Hugo :</text:p>
      <text:list text:style-name="L19">
        <text:list-item>
          <text:p text:style-name="P106"><text:span text:style-name="T62">Rédiger la synthèse de d</text:span>oc<text:span text:style-name="T62">umentation à propos </text:span><text:span text:style-name="T64">de la </text:span><text:span text:style-name="T44">commu</text:span><text:span text:style-name="T64">nauté </text:span><text:span text:style-name="T44">JDR</text:span></text:p>
        </text:list-item>
        <text:list-item>
          <text:p text:style-name="P110"><text:span text:style-name="T50">Rassemble</text:span><text:span text:style-name="T65">r le</text:span><text:span text:style-name="T50"> mat</text:span><text:span text:style-name="T65">ériel nécessaire à l’infrastructure : a</text:span>cheter NAS ; <text:span text:style-name="T65">a</text:span>cheter disques NAS ; <text:span text:style-name="T65">a</text:span>cheter disques externes <text:span text:style-name="T45">(</text:span><text:span text:style-name="T65">pour les </text:span><text:span text:style-name="T45">sauvegarde</text:span><text:span text:style-name="T65">s</text:span><text:span text:style-name="T45">) </text:span></text:p>
          <text:list>
            <text:list-item>
              <text:p text:style-name="P110"><text:span text:style-name="T65">Préparer un</text:span><text:span text:style-name="T53"> sondage </text:span><text:span text:style-name="T65">pour décider en l’achat de</text:span><text:span text:style-name="T53"> disque</text:span><text:span text:style-name="T65">s 2 TB ou 4 TB </text:span></text:p>
            </text:list-item>
            <text:list-item>
              <text:p text:style-name="P110"><text:span text:style-name="T65">Ne pas</text:span><text:span text:style-name="T45"> </text:span><text:span text:style-name="T47">oublie</text:span><text:span text:style-name="T65">r de détailler les détails dans le</text:span><text:span text:style-name="T47"> Tricount </text:span><text:span text:style-name="T65">et d’enregistrer/demander les factures</text:span></text:p>
            </text:list-item>
          </text:list>
        </text:list-item>
        <text:list-item>
          <text:p text:style-name="P112">Corriger l’emplacement de la documentation sur les points de sécurité critrique</text:p>
        </text:list-item>
      </text:list>
      <text:p text:style-name="P10">Axel :</text:p>
      <text:list text:style-name="L20">
        <text:list-item>
          <text:p text:style-name="P107"><text:span text:style-name="T65">Rédiger la charte</text:span><text:span text:style-name="T44"> info</text:span><text:span text:style-name="T65">rmatique</text:span><text:span text:style-name="T44"> </text:span></text:p>
          <text:list>
            <text:list-header>
              <text:p text:style-name="P111"><text:span text:style-name="T65">A</text:span><text:span text:style-name="T51">ide : Hugo</text:span></text:p>
            </text:list-header>
          </text:list>
        </text:list-item>
        <text:list-item>
          <text:p text:style-name="P107"><text:span text:style-name="T65">C</text:span><text:span text:style-name="T47">ommencer</text:span><text:span text:style-name="T46"> la </text:span><text:span text:style-name="T65">rédaction </text:span><text:span text:style-name="T66">de</text:span><text:span text:style-name="T62"> la synthèse de d</text:span>oc<text:span text:style-name="T62">umentation à propos </text:span><text:span text:style-name="T65">de l’impact</text:span> <text:span text:style-name="T44">environ</text:span><text:span text:style-name="T65">nemental du projet</text:span></text:p>
        </text:list-item>
        <text:list-item>
          <text:p text:style-name="P100"><text:span text:style-name="T65">C</text:span><text:span text:style-name="T47">ommencer</text:span> la <text:span text:style-name="T65">rédaction de</text:span> liste <text:span text:style-name="T62">exhaustive</text:span> des <text:span text:style-name="T47">services</text:span> </text:p>
          <text:list>
            <text:list-header>
              <text:p text:style-name="P100"><text:span text:style-name="T65">A</text:span><text:span text:style-name="T47">ide : </text:span><text:span text:style-name="T48">Lois</text:span></text:p>
            </text:list-header>
          </text:list>
        </text:list-item>
        <text:list-item>
          <text:p text:style-name="P102">Intégrer les tâches de documentations légales au GANTT</text:p>
        </text:list-item>
      </text:list>
      <text:p text:style-name="P6"/>
      <text:p text:style-name="P6"/>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6004df"/>
    </style:style>
    <style:style style:name="MP2" style:family="paragraph" style:parent-style-name="Standard">
      <style:text-properties style:font-name="Georgia" officeooo:rsid="003454c2" officeooo:paragraph-rsid="006004df" style:font-name-asian="Georgia1" style:font-name-complex="Georgia1"/>
    </style:style>
    <style:style style:name="MP3" style:family="paragraph" style:parent-style-name="Standard">
      <style:paragraph-properties fo:margin-left="0cm" fo:margin-right="0cm" fo:text-align="end" style:justify-single-word="false"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Georgia" officeooo:rsid="006004df" style:font-name-asian="Georgia1" style:font-name-complex="Georgia1"/>
    </style:style>
    <style:style style:name="MT2" style:family="text">
      <style:text-properties style:font-name="Georgia" style:font-name-asian="Georgia1" style:font-name-complex="Georgia1"/>
    </style:style>
    <style:style style:name="MT3" style:family="text">
      <style:text-properties officeooo:rsid="003812f9"/>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1" fo:column-gap="0cm"/>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3">
          <text:p text:style-name="MP1"><text:span text:style-name="MT1">W</text:span><text:span text:style-name="MT2">izards &amp; Dice</text:span><draw:frame draw:style-name="Mfr1" draw:name="image3.png" text:anchor-type="char" svg:x="10.515cm" svg:y="-0.912cm" svg:width="7.555cm" svg:height="1.857cm" draw:z-index="3"><draw:image xlink:href="Pictures/10000000000004030000011A2B7FA017DDC64D01.png" xlink:type="simple" xlink:show="embed" xlink:actuate="onLoad" draw:mime-type="image/png"/></draw:frame></text:p>
          <text:p text:style-name="MP2">Point d’étape : recherches documentaires</text:p>
        </text:section>
      </style:header>
      <style:footer>
        <text:p text:style-name="MP3"><draw:frame draw:style-name="Mfr2" draw:name="image4.png" text:anchor-type="char" svg:x="-1.154cm" svg:y="-0.46cm" svg:width="11.947cm" svg:height="1.891cm" draw:z-index="9"><draw:image xlink:href="Pictures/100000000000044E000000ADE9B20DD971A4C636.png" xlink:type="simple" xlink:show="embed" xlink:actuate="onLoad" draw:mime-type="image/png"/></draw:frame><text:page-number text:select-page="current">6</text:page-number><text:s/>/ <text:span text:style-name="MT3">5</text:span></text:p>
      </style:footer>
    </style:master-page>
    <style:master-page style:name="First_20_Page" style:display-name="First Page" style:page-layout-name="Mpm1" draw:style-name="Mdp1" style:next-style-name="Standard">
      <style:header>
        <text:p text:style-name="MP4"><draw:frame draw:style-name="Mfr3" draw:name="image7.png" text:anchor-type="char" svg:x="-6.853cm" svg:y="-1.27cm" svg:width="27.293cm" svg:height="14.406cm" draw:z-index="0"><draw:image xlink:href="Pictures/10000001000005FE0000033D2BE6EF261FCC57AD.png" xlink:type="simple" xlink:show="embed" xlink:actuate="onLoad" draw:mime-type="image/png"/></draw:frame><draw:frame draw:style-name="Mfr4" draw:name="image5.png" text:anchor-type="char" svg:x="2.731cm" svg:y="-0.406cm" svg:width="10.894cm" svg:height="12.24cm" draw:z-index="1"><draw:image xlink:href="Pictures/10000001000002E40000031E536CDD6932654004.png" xlink:type="simple" xlink:show="embed" xlink:actuate="onLoad" draw:mime-type="image/png"/></draw:frame></text:p>
      </style:header>
      <style:footer>
        <text:p text:style-name="MP5"/>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1T19:09:10.904000000</dc:date>
    <meta:editing-duration>PT6H59M8S</meta:editing-duration>
    <meta:editing-cycles>167</meta:editing-cycles>
    <meta:print-date>2025-01-02T09:51:38.559000000</meta:print-date>
    <meta:printed-by>Fichiers PDF</meta:printed-by>
    <meta:document-statistic meta:table-count="0" meta:image-count="7" meta:object-count="0" meta:page-count="8" meta:paragraph-count="146" meta:word-count="1119" meta:character-count="6631" meta:non-whitespace-character-count="5713"/>
  </office:meta>
</office:document-meta>
</file>